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4d5cc" officeooo:paragraph-rsid="0014d5cc"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officeooo:rsid="00160c5b"/>
    </style:style>
    <style:style style:name="P5" style:family="paragraph" style:parent-style-name="Standard">
      <style:text-properties officeooo:rsid="00160c5b" officeooo:paragraph-rsid="0016c97f"/>
    </style:style>
    <style:style style:name="P6" style:family="paragraph" style:parent-style-name="Standard">
      <style:text-properties fo:font-weight="bold" officeooo:rsid="00160c5b" style:font-weight-asian="bold" style:font-weight-complex="bold"/>
    </style:style>
    <style:style style:name="P7" style:family="paragraph" style:parent-style-name="Standard">
      <style:text-properties fo:font-weight="bold" officeooo:rsid="00160c5b" officeooo:paragraph-rsid="0016cac1" style:font-weight-asian="bold" style:font-weight-complex="bold"/>
    </style:style>
    <style:style style:name="P8" style:family="paragraph" style:parent-style-name="Standard">
      <style:text-properties fo:font-weight="normal" officeooo:rsid="0016c97f" officeooo:paragraph-rsid="0016c97f" style:font-weight-asian="normal" style:font-weight-complex="normal"/>
    </style:style>
    <style:style style:name="P9" style:family="paragraph" style:parent-style-name="Standard">
      <style:text-properties style:text-underline-style="solid" style:text-underline-width="auto" style:text-underline-color="font-color" officeooo:rsid="00160c5b"/>
    </style:style>
    <style:style style:name="P10" style:family="paragraph" style:parent-style-name="Standard">
      <style:text-properties style:text-underline-style="solid" style:text-underline-width="auto" style:text-underline-color="font-color" fo:font-weight="bold" officeooo:rsid="0016c97f" officeooo:paragraph-rsid="0016c97f"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6cac1" officeooo:paragraph-rsid="0016cac1" style:font-weight-asian="bold" style:font-weight-complex="bold"/>
    </style:style>
    <style:style style:name="P12" style:family="paragraph" style:parent-style-name="Standard">
      <style:text-properties officeooo:rsid="0016c97f" officeooo:paragraph-rsid="0016c97f"/>
    </style:style>
    <style:style style:name="P13" style:family="paragraph" style:parent-style-name="Standard">
      <style:text-properties officeooo:rsid="0016cac1" officeooo:paragraph-rsid="0016cac1"/>
    </style:style>
    <style:style style:name="P14" style:family="paragraph" style:parent-style-name="Standard">
      <style:text-properties style:text-underline-style="none" fo:font-weight="normal" officeooo:rsid="0016cac1" officeooo:paragraph-rsid="0016cac1" style:font-weight-asian="normal" style:font-weight-complex="normal"/>
    </style:style>
    <style:style style:name="T1" style:family="text">
      <style:text-properties officeooo:rsid="0014d5cc"/>
    </style:style>
    <style:style style:name="T2" style:family="text">
      <style:text-properties officeooo:rsid="0016c97f"/>
    </style:style>
    <style:style style:name="T3" style:family="text">
      <style:text-properties style:text-underline-style="solid" style:text-underline-width="auto" style:text-underline-color="font-color"/>
    </style:style>
    <style:style style:name="T4" style:family="text">
      <style:text-properties officeooo:rsid="0016ca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ICH KAMDOUM DEAMENI <text:span text:style-name="T1">=&gt;</text:span>Mat-Nr: 506520</text:p>
      <text:p text:style-name="P2">NDAME EKOBE HUGUE BENJAMIN =&gt; Mat-Nr: 495921</text:p>
      <text:p text:style-name="Standard"/>
      <text:p text:style-name="P3">Uebungsblatt <text:span text:style-name="T2">5</text:span>:</text:p>
      <text:p text:style-name="Standard"/>
      <text:p text:style-name="P6">Ubung 1</text:p>
      <text:p text:style-name="P4"/>
      <text:p text:style-name="P4">1)</text:p>
      <text:p text:style-name="P4">Size of Empty -&gt; 1</text:p>
      <text:p text:style-name="P4">Size of EmptyDerived -&gt; 1</text:p>
      <text:p text:style-name="P4">Size of NonEmpty -&gt; 1</text:p>
      <text:p text:style-name="P4"/>
      <text:p text:style-name="P4">2)</text:p>
      <text:p text:style-name="P4">- Wenn Empty keinen speicherplatz beansprüchen würde, dann hätten alle Objekte von der Klasse die gleiche Adresse im Speicher</text:p>
      <text:p text:style-name="P4">- Im diesem Fall hätten c.a und c.b die gleiche Sprecheradressen.</text:p>
      <text:p text:style-name="P4"/>
      <text:p text:style-name="P4">3)</text:p>
      <text:p text:style-name="P4">Size of Object Composite -&gt; 8</text:p>
      <text:p text:style-name="P4">Size of c.a -&gt; 1</text:p>
      <text:p text:style-name="P4">Size of c.b -&gt; 4</text:p>
      <text:p text:style-name="P4"/>
      <text:p text:style-name="P4">4)</text:p>
      <text:p text:style-name="P4">Size of Object CompositeChar -&gt; 2</text:p>
      <text:p text:style-name="P4">Size of c.a -&gt; 1</text:p>
      <text:p text:style-name="P4">Size of c.b -&gt; 1</text:p>
      <text:p text:style-name="P4"/>
      <text:p text:style-name="P4">Size of Object CompositeLong -&gt; 16</text:p>
      <text:p text:style-name="P4">Size of c.a -&gt; 1</text:p>
      <text:p text:style-name="P4">Size of c.b -&gt; 8</text:p>
      <text:p text:style-name="P4"/>
      <text:p text:style-name="P4">sizeof() returns the size, in bytes of an object. Die obigen Ergebnisse lassen sich erklären in sofern, dass die Grösse des Objekts die Grösse der Summe von alle seine Attribute gleich. Die Grösse eine Variable char (oder long long) ist 1 (oder 8) Byte in c++. In dem letzten Fall (long long) hätte die Grösse 9 sein gewesen, aber zur Optimierung der Speicher wird 8+8 in Spreicher reserviert. </text:p>
      <text:p text:style-name="P4"/>
      <text:p text:style-name="P10">Ubung_1.cpp</text:p>
      <text:p text:style-name="P12">#include &lt;iostream&gt;</text:p>
      <text:p text:style-name="P12"/>
      <text:p text:style-name="P12">class Empty</text:p>
      <text:p text:style-name="P12">{</text:p>
      <text:p text:style-name="P12">};</text:p>
      <text:p text:style-name="P12"/>
      <text:p text:style-name="P12">class EmptyDerived : Empty</text:p>
      <text:p text:style-name="P12">{</text:p>
      <text:p text:style-name="P12">};</text:p>
      <text:p text:style-name="P12"/>
      <text:p text:style-name="P12">class NonEmpty : Empty</text:p>
      <text:p text:style-name="P12">{</text:p>
      <text:p text:style-name="P12">public:</text:p>
      <text:p text:style-name="P12"><text:s text:c="4"/>char c;</text:p>
      <text:p text:style-name="P12">};</text:p>
      <text:p text:style-name="P12"><text:soft-page-break/></text:p>
      <text:p text:style-name="P12">struct Composite</text:p>
      <text:p text:style-name="P12">{</text:p>
      <text:p text:style-name="P12"><text:s text:c="4"/>Empty a;</text:p>
      <text:p text:style-name="P12"><text:s text:c="4"/>int b;</text:p>
      <text:p text:style-name="P12">};</text:p>
      <text:p text:style-name="P12"/>
      <text:p text:style-name="P12">struct CompositeChar</text:p>
      <text:p text:style-name="P12">{</text:p>
      <text:p text:style-name="P12"><text:s text:c="4"/>Empty a;</text:p>
      <text:p text:style-name="P12"><text:s text:c="4"/>char b;</text:p>
      <text:p text:style-name="P12">};</text:p>
      <text:p text:style-name="P12"/>
      <text:p text:style-name="P12">struct CompositeLong</text:p>
      <text:p text:style-name="P12">{</text:p>
      <text:p text:style-name="P12"><text:s text:c="4"/>Empty a;</text:p>
      <text:p text:style-name="P12"><text:s text:c="4"/>long long b;</text:p>
      <text:p text:style-name="P12">};</text:p>
      <text:p text:style-name="P12"/>
      <text:p text:style-name="P12">int main()</text:p>
      <text:p text:style-name="P12">{</text:p>
      <text:p text:style-name="P12"><text:s text:c="4"/>Empty e1;</text:p>
      <text:p text:style-name="P12"><text:s text:c="4"/>EmptyDerived e2;</text:p>
      <text:p text:style-name="P12"><text:s text:c="4"/>NonEmpty e3;</text:p>
      <text:p text:style-name="P12"><text:s text:c="4"/></text:p>
      <text:p text:style-name="P12"><text:s text:c="4"/>std::cout &lt;&lt; "Size of Empty : " &lt;&lt; sizeof(e1) &lt;&lt; std::endl;</text:p>
      <text:p text:style-name="P12"><text:s text:c="4"/>std::cout &lt;&lt; "Size of EmptyDerived : " &lt;&lt; sizeof(e2) &lt;&lt; std::endl;</text:p>
      <text:p text:style-name="P12"><text:s text:c="4"/>std::cout &lt;&lt; "Size of NonEmpty : " &lt;&lt; sizeof(e3) &lt;&lt; std::endl;</text:p>
      <text:p text:style-name="P12"/>
      <text:p text:style-name="P12"><text:s text:c="4"/>Composite c1;</text:p>
      <text:p text:style-name="P12"><text:s text:c="4"/>std::cout &lt;&lt;"Adresse von c.a : " &lt;&lt; &amp;c1.a &lt;&lt; std::endl;</text:p>
      <text:p text:style-name="P12"><text:s text:c="4"/>std::cout &lt;&lt;"Adresse von c.b : " &lt;&lt; &amp;c1.b &lt;&lt; std::endl;</text:p>
      <text:p text:style-name="P12"/>
      <text:p text:style-name="P12"><text:s text:c="4"/>std::cout &lt;&lt; "Size of Object Composite : " &lt;&lt; sizeof(c1) &lt;&lt; std::endl;</text:p>
      <text:p text:style-name="P12"><text:s text:c="4"/>std::cout &lt;&lt; "Size of c.a : " &lt;&lt; sizeof(c1.a) &lt;&lt; std::endl;</text:p>
      <text:p text:style-name="P12"><text:s text:c="4"/>std::cout &lt;&lt; "Size of c.b : " &lt;&lt; sizeof(c1.b) &lt;&lt; std::endl;</text:p>
      <text:p text:style-name="P12"/>
      <text:p text:style-name="P12"><text:s text:c="4"/>CompositeChar c2;</text:p>
      <text:p text:style-name="P12"><text:s text:c="4"/>std::cout &lt;&lt; "Size of Object CompositeChar : " &lt;&lt; sizeof(c2) &lt;&lt; std::endl;</text:p>
      <text:p text:style-name="P12"><text:s text:c="4"/>std::cout &lt;&lt; "Size of c.a : " &lt;&lt; sizeof(c2.a) &lt;&lt; std::endl;</text:p>
      <text:p text:style-name="P12"><text:s text:c="4"/>std::cout &lt;&lt; "Size of c.b : " &lt;&lt; sizeof(c2.b) &lt;&lt; std::endl;</text:p>
      <text:p text:style-name="P12"/>
      <text:p text:style-name="P12"><text:s text:c="4"/>CompositeLong c3;</text:p>
      <text:p text:style-name="P12"><text:s text:c="4"/>std::cout &lt;&lt; "Size of Object CompositeLong : " &lt;&lt; sizeof(c3) &lt;&lt; std::endl;</text:p>
      <text:p text:style-name="P12"><text:s text:c="4"/>std::cout &lt;&lt; "Size of c.a : " &lt;&lt; sizeof(c3.a) &lt;&lt; std::endl;</text:p>
      <text:p text:style-name="P12"><text:s text:c="4"/>std::cout &lt;&lt; "Size of c.b : " &lt;&lt; sizeof(c3.b) &lt;&lt; std::endl;</text:p>
      <text:p text:style-name="P12"/>
      <text:p text:style-name="P12"><text:s text:c="4"/>return 0;</text:p>
      <text:p text:style-name="P12">}</text:p>
      <text:p text:style-name="P4"/>
      <text:p text:style-name="P6">Übung 2 Vererbung und Komposition</text:p>
      <text:p text:style-name="P8">* <text:span text:style-name="T3">Erste Variante</text:span></text:p>
      <text:p text:style-name="P10"><text:soft-page-break/>NumVector.cpp</text:p>
      <text:p text:style-name="P8">#include &lt;iostream&gt;</text:p>
      <text:p text:style-name="P8">#include "NumVector.h"</text:p>
      <text:p text:style-name="P8"/>
      <text:p text:style-name="P8">NumVector::NumVector(int size)</text:p>
      <text:p text:style-name="P8">{</text:p>
      <text:p text:style-name="P8"><text:s text:c="4"/>this-&gt;size = size;</text:p>
      <text:p text:style-name="P8"><text:s text:c="4"/>this-&gt;cachedNorm = -1;</text:p>
      <text:p text:style-name="P8"><text:s text:c="4"/>this-&gt;values = new double[size];</text:p>
      <text:p text:style-name="P8">}</text:p>
      <text:p text:style-name="P8"/>
      <text:p text:style-name="P8">NumVector::~NumVector()</text:p>
      <text:p text:style-name="P8">{</text:p>
      <text:p text:style-name="P8"><text:s text:c="4"/>this-&gt;size = 0;</text:p>
      <text:p text:style-name="P8"><text:s text:c="4"/>this-&gt;cachedNorm = 0;</text:p>
      <text:p text:style-name="P8"><text:s text:c="4"/>delete [] values;</text:p>
      <text:p text:style-name="P8">}</text:p>
      <text:p text:style-name="P8"/>
      <text:p text:style-name="P8">double &amp;NumVector::operator[](int index)</text:p>
      <text:p text:style-name="P8">{</text:p>
      <text:p text:style-name="P8"><text:s text:c="4"/>return this-&gt;values[index];</text:p>
      <text:p text:style-name="P8">}</text:p>
      <text:p text:style-name="P8"/>
      <text:p text:style-name="P8">const double &amp;NumVector::operator[](int index) const</text:p>
      <text:p text:style-name="P8">{</text:p>
      <text:p text:style-name="P8"><text:s text:c="4"/>return this-&gt;values[index];</text:p>
      <text:p text:style-name="P8">}</text:p>
      <text:p text:style-name="P8"/>
      <text:p text:style-name="P8">double NumVector::norm()</text:p>
      <text:p text:style-name="P8">{</text:p>
      <text:p text:style-name="P8"><text:s text:c="4"/>if(this-&gt;cachedNorm != -1)</text:p>
      <text:p text:style-name="P8"><text:s text:c="8"/>return this-&gt;cachedNorm;</text:p>
      <text:p text:style-name="P8"/>
      <text:p text:style-name="P8"><text:s text:c="4"/>double result = 0;</text:p>
      <text:p text:style-name="P8"><text:s text:c="4"/>for(int i = 0; i &lt; this-&gt;size; ++i)</text:p>
      <text:p text:style-name="P8"><text:s text:c="8"/>result += this-&gt;values[i] * this-&gt;values[i];</text:p>
      <text:p text:style-name="P8"/>
      <text:p text:style-name="P8"><text:s text:c="4"/>this-&gt;cachedNorm = sqrt(result);</text:p>
      <text:p text:style-name="P8"><text:s text:c="4"/>return this-&gt;cachedNorm;</text:p>
      <text:p text:style-name="P8">}</text:p>
      <text:p text:style-name="P8"/>
      <text:p text:style-name="P8">const double NumVector::norm() const</text:p>
      <text:p text:style-name="P8">{</text:p>
      <text:p text:style-name="P8"><text:s text:c="4"/>if(this-&gt;cachedNorm != -1)</text:p>
      <text:p text:style-name="P8"><text:s text:c="8"/>return this-&gt;cachedNorm;</text:p>
      <text:p text:style-name="P8"/>
      <text:p text:style-name="P8"><text:s text:c="4"/>double result = 0;</text:p>
      <text:p text:style-name="P8"><text:s text:c="4"/>for(int i = 0; i &lt; this-&gt;size; ++i)</text:p>
      <text:p text:style-name="P8"><text:s text:c="8"/>result += this-&gt;values[i] * this-&gt;values[i];</text:p>
      <text:p text:style-name="P8"/>
      <text:p text:style-name="P8"><text:s text:c="4"/>this-&gt;cachedNorm = sqrt(result);</text:p>
      <text:p text:style-name="P8"><text:s text:c="4"/>return this-&gt;cachedNorm;</text:p>
      <text:p text:style-name="P8"><text:soft-page-break/>}</text:p>
      <text:p text:style-name="P8"/>
      <text:p text:style-name="P8">void NumVector::resize(int size)</text:p>
      <text:p text:style-name="P8">{</text:p>
      <text:p text:style-name="P8"><text:s text:c="4"/>double *tmp = new double[size];</text:p>
      <text:p text:style-name="P8"><text:s text:c="4"/>for(int i = 0; i &lt; size; ++i)</text:p>
      <text:p text:style-name="P8"><text:s text:c="6"/>tmp[i] = values[i];</text:p>
      <text:p text:style-name="P8"><text:s text:c="4"/>delete [] values;</text:p>
      <text:p text:style-name="P8"><text:s text:c="4"/>values = new double[size];</text:p>
      <text:p text:style-name="P8"><text:s text:c="4"/>for(int i = 0; i &lt; size; ++i)</text:p>
      <text:p text:style-name="P8"><text:s text:c="6"/>values[i] = tmp [i];</text:p>
      <text:p text:style-name="P8"><text:s text:c="4"/>delete [] tmp;</text:p>
      <text:p text:style-name="P8">}</text:p>
      <text:p text:style-name="P8"/>
      <text:p text:style-name="P8">* <text:span text:style-name="T3">Zweite Variante</text:span></text:p>
      <text:p text:style-name="P10">NumVector.cpp</text:p>
      <text:p text:style-name="P8">#include &lt;iostream&gt;</text:p>
      <text:p text:style-name="P8">#include "NumVector.h"</text:p>
      <text:p text:style-name="P8"/>
      <text:p text:style-name="P8">NumVector::NumVector(int size)</text:p>
      <text:p text:style-name="P8">{</text:p>
      <text:p text:style-name="P8"><text:s text:c="4"/>this-&gt;size = size;</text:p>
      <text:p text:style-name="P8"><text:s text:c="4"/>this-&gt;cachedNorm = -1;</text:p>
      <text:p text:style-name="P8"><text:s text:c="4"/>this-&gt;values = new double[size];</text:p>
      <text:p text:style-name="P8">}</text:p>
      <text:p text:style-name="P8"/>
      <text:p text:style-name="P8">NumVector::~NumVector()</text:p>
      <text:p text:style-name="P8">{</text:p>
      <text:p text:style-name="P8"><text:s text:c="4"/>this-&gt;size = 0;</text:p>
      <text:p text:style-name="P8"><text:s text:c="4"/>this-&gt;cachedNorm = 0;</text:p>
      <text:p text:style-name="P8"><text:s text:c="4"/>delete [] values;</text:p>
      <text:p text:style-name="P8">}</text:p>
      <text:p text:style-name="P8"/>
      <text:p text:style-name="P8">double &amp;NumVector::operator[](int index)</text:p>
      <text:p text:style-name="P8">{</text:p>
      <text:p text:style-name="P8"><text:s text:c="4"/>return this-&gt;values[index];</text:p>
      <text:p text:style-name="P8">}</text:p>
      <text:p text:style-name="P8"/>
      <text:p text:style-name="P8">const double &amp;NumVector::operator[](int index) const</text:p>
      <text:p text:style-name="P8">{</text:p>
      <text:p text:style-name="P8"><text:s text:c="4"/>return this-&gt;values[index];</text:p>
      <text:p text:style-name="P8">}</text:p>
      <text:p text:style-name="P8"/>
      <text:p text:style-name="P8">double NumVector::norm()</text:p>
      <text:p text:style-name="P8">{</text:p>
      <text:p text:style-name="P8"><text:s text:c="4"/>if(this-&gt;cachedNorm != -1)</text:p>
      <text:p text:style-name="P8"><text:s text:c="8"/>return this-&gt;cachedNorm;</text:p>
      <text:p text:style-name="P8"/>
      <text:p text:style-name="P8"><text:s text:c="4"/>double result = 0;</text:p>
      <text:p text:style-name="P8"><text:s text:c="4"/>for(int i = 0; i &lt; this-&gt;size; ++i)</text:p>
      <text:p text:style-name="P8"><text:s text:c="8"/>result += this-&gt;values[i] * this-&gt;values[i];</text:p>
      <text:p text:style-name="P8"/>
      <text:p text:style-name="P8"><text:soft-page-break/><text:s text:c="4"/>this-&gt;cachedNorm = sqrt(result);</text:p>
      <text:p text:style-name="P8"><text:s text:c="4"/>return this-&gt;cachedNorm;</text:p>
      <text:p text:style-name="P8">}</text:p>
      <text:p text:style-name="P8"/>
      <text:p text:style-name="P8">const double NumVector::norm() const</text:p>
      <text:p text:style-name="P8">{</text:p>
      <text:p text:style-name="P8"><text:s text:c="4"/>if(this-&gt;cachedNorm != -1)</text:p>
      <text:p text:style-name="P8"><text:s text:c="8"/>return this-&gt;cachedNorm;</text:p>
      <text:p text:style-name="P8"/>
      <text:p text:style-name="P8"><text:s text:c="4"/>double result = 0;</text:p>
      <text:p text:style-name="P8"><text:s text:c="4"/>for(int i = 0; i &lt; this-&gt;size; ++i)</text:p>
      <text:p text:style-name="P8"><text:s text:c="8"/>result += this-&gt;values[i] * this-&gt;values[i];</text:p>
      <text:p text:style-name="P8"/>
      <text:p text:style-name="P8"><text:s text:c="4"/>this-&gt;cachedNorm = sqrt(result);</text:p>
      <text:p text:style-name="P8"><text:s text:c="4"/>return this-&gt;cachedNorm;</text:p>
      <text:p text:style-name="P8">}</text:p>
      <text:p text:style-name="P8"/>
      <text:p text:style-name="P8">void NumVector::resize(int size)</text:p>
      <text:p text:style-name="P8">{</text:p>
      <text:p text:style-name="P8"><text:s text:c="4"/>double *tmp = new double[size];</text:p>
      <text:p text:style-name="P8"><text:s text:c="4"/>for(int i = 0; i &lt; size; ++i)</text:p>
      <text:p text:style-name="P8"><text:s text:c="6"/>tmp[i] = values[i];</text:p>
      <text:p text:style-name="P8"><text:s text:c="4"/>delete [] values;</text:p>
      <text:p text:style-name="P8"><text:s text:c="4"/>values = new double[size];</text:p>
      <text:p text:style-name="P8"><text:s text:c="4"/>for(int i = 0; i &lt; size; ++i)</text:p>
      <text:p text:style-name="P8"><text:s text:c="6"/>values[i] = tmp [i];</text:p>
      <text:p text:style-name="P8"><text:s text:c="4"/>delete [] tmp;</text:p>
      <text:p text:style-name="P8">}</text:p>
      <text:p text:style-name="P8"/>
      <text:p text:style-name="P10">NumVector.h</text:p>
      <text:p text:style-name="P4">#ifndef NUMVECTOR_H</text:p>
      <text:p text:style-name="P4">#define NUMVECTOR_H</text:p>
      <text:p text:style-name="P4">#include &lt;math.h&gt;</text:p>
      <text:p text:style-name="P4"/>
      <text:p text:style-name="P4">class NumVector</text:p>
      <text:p text:style-name="P4">{</text:p>
      <text:p text:style-name="P4">public:</text:p>
      <text:p text:style-name="P4"><text:s text:c="4"/>NumVector(int size);</text:p>
      <text:p text:style-name="P4"><text:s text:c="4"/>~NumVector();</text:p>
      <text:p text:style-name="P4"><text:s text:c="4"/>double &amp;operator [] (int);</text:p>
      <text:p text:style-name="P4"><text:s text:c="4"/>const double &amp;operator [] (int) const;</text:p>
      <text:p text:style-name="P4"><text:s text:c="4"/>double norm();</text:p>
      <text:p text:style-name="P4"><text:s text:c="4"/>const double norm() const;</text:p>
      <text:p text:style-name="P4"><text:s text:c="4"/>void resize(int);</text:p>
      <text:p text:style-name="P4"/>
      <text:p text:style-name="P4">private:</text:p>
      <text:p text:style-name="P4"><text:s text:c="4"/>int size;</text:p>
      <text:p text:style-name="P4"><text:s text:c="4"/>mutable double cachedNorm;</text:p>
      <text:p text:style-name="P4"><text:s text:c="4"/>double *values;</text:p>
      <text:p text:style-name="P4">};</text:p>
      <text:p text:style-name="P4"/>
      <text:p text:style-name="P4">#endif // NUMVECTOR_H</text:p>
      <text:p text:style-name="P4"><text:soft-page-break/></text:p>
      <text:p text:style-name="P10">Ubung_2.cpp</text:p>
      <text:p text:style-name="P12">#include&lt;vector&gt;</text:p>
      <text:p text:style-name="P12">#include&lt;iostream&gt;</text:p>
      <text:p text:style-name="P12">#include&lt;cmath&gt;</text:p>
      <text:p text:style-name="P12">#include "NumVector.h"</text:p>
      <text:p text:style-name="P12"/>
      <text:p text:style-name="P12">int main(){</text:p>
      <text:p text:style-name="P12">NumVector v(3);</text:p>
      <text:p text:style-name="P12">v[0]=1; v[1]=3, v[2]=4;</text:p>
      <text:p text:style-name="P12">const NumVector&amp; w=v;</text:p>
      <text:p text:style-name="P12">std::cout&lt;&lt;"norm is "&lt;&lt;w.norm()&lt;&lt;std::endl;</text:p>
      <text:p text:style-name="P12">std::cout&lt;&lt;"vector is ["&lt;&lt;w[0]&lt;&lt;", "&lt;&lt;w[1]&lt;&lt;", "&lt;&lt;w[2]&lt;&lt;"]"&lt;&lt;std::endl;</text:p>
      <text:p text:style-name="P12">}</text:p>
      <text:p text:style-name="P12"/>
      <text:p text:style-name="P12">// void vectorTest(std::vector&lt;double&gt;&amp; v){}</text:p>
      <text:p text:style-name="P12">// int main(){</text:p>
      <text:p text:style-name="P12">// NumVector v(3);</text:p>
      <text:p text:style-name="P12">// v.resize(2); // Darf wie andere std::vector Funktionen nicht sichtbar sein!</text:p>
      <text:p text:style-name="P12">// vectorTest(v); // Hier muss auch ein Compiler Fehler auftreten!</text:p>
      <text:p text:style-name="P12">// }</text:p>
      <text:p text:style-name="P5"/>
      <text:p text:style-name="P6">Übung 3 Vererbung und Funktionen</text:p>
      <text:p text:style-name="P4">1) </text:p>
      <text:p text:style-name="P4">Funktioniert nicht, weil C auf A nicht zugegriffen kann, da die Vererbung von B privat ist. Es wird versucht über die Funktion test() auf die Methode A::foo() zuzugreifen, da diese nicht in C definiert ist.</text:p>
      <text:p text:style-name="P4"/>
      <text:p text:style-name="P4">Zur Lösung muss die Vererbung in der Klasse C von B in "public" umgewandelt werden.</text:p>
      <text:p text:style-name="P4"/>
      <text:p text:style-name="P4">Dann kriegen wir im Ausgabe:</text:p>
      <text:p text:style-name="P4">A::foo</text:p>
      <text:p text:style-name="P4">B::foo</text:p>
      <text:p text:style-name="P4">A::foo</text:p>
      <text:p text:style-name="P4">B::foo</text:p>
      <text:p text:style-name="P4">A::foo</text:p>
      <text:p text:style-name="P4"/>
      <text:p text:style-name="P9">Erklärung:</text:p>
      <text:p text:style-name="P4">Zeile 1: foo() ist eine Funktion der Klasse A.</text:p>
      <text:p text:style-name="P4">Zeile 2: B hat seine eigene Funktion foo(), deswegen wird seine aufgeruft und nicht die von A.</text:p>
      <text:p text:style-name="P4">Zeile 3: B hat seine eigene Funktion foo(), aber der Parameter wird in ein Objekt der Klasse A umgewandelt, deswegen wird die Funktion foo() von A aufgeruft.</text:p>
      <text:p text:style-name="P4">Zeile 4: C hat eine Funktion foo(), aber die Funktion test() benutzt ein Objekt von A, So die Funktion A::foo() wird durch die Vererbung (public) von B erreicht.</text:p>
      <text:p text:style-name="P4"/>
      <text:p text:style-name="P10">Ubung_3.cpp</text:p>
      <text:p text:style-name="P4">#include &lt;iostream&gt;</text:p>
      <text:p text:style-name="P4"/>
      <text:p text:style-name="P4">class A</text:p>
      <text:p text:style-name="P4">{</text:p>
      <text:p text:style-name="P4">public:</text:p>
      <text:p text:style-name="P4"><text:s text:c="4"/>void foo() const</text:p>
      <text:p text:style-name="P4"><text:soft-page-break/><text:s text:c="4"/>{</text:p>
      <text:p text:style-name="P4"><text:s text:c="8"/>std::cout&lt;&lt;"A::foo"&lt;&lt;std::endl;</text:p>
      <text:p text:style-name="P4"><text:s text:c="4"/>}</text:p>
      <text:p text:style-name="P4">};</text:p>
      <text:p text:style-name="P4"/>
      <text:p text:style-name="P4">class B: public A</text:p>
      <text:p text:style-name="P4">{</text:p>
      <text:p text:style-name="P4">public:</text:p>
      <text:p text:style-name="P4"><text:s text:c="4"/>void foo()</text:p>
      <text:p text:style-name="P4"><text:s text:c="4"/>{</text:p>
      <text:p text:style-name="P4"><text:s text:c="8"/>std::cout&lt;&lt;"B::foo"&lt;&lt;std::endl;</text:p>
      <text:p text:style-name="P4"><text:s text:c="4"/>}</text:p>
      <text:p text:style-name="P4">};</text:p>
      <text:p text:style-name="P4"/>
      <text:p text:style-name="P4">class C: public B</text:p>
      <text:p text:style-name="P4">{</text:p>
      <text:p text:style-name="P4">public:</text:p>
      <text:p text:style-name="P4"><text:s text:c="4"/>void bar()</text:p>
      <text:p text:style-name="P4"><text:s text:c="4"/>{</text:p>
      <text:p text:style-name="P4"><text:s text:c="8"/>foo();</text:p>
      <text:p text:style-name="P4"><text:s text:c="4"/>}</text:p>
      <text:p text:style-name="P4"><text:s text:c="4"/>friend void test(const A&amp;);</text:p>
      <text:p text:style-name="P4">};</text:p>
      <text:p text:style-name="P4"/>
      <text:p text:style-name="P4">void test(const A&amp; a)</text:p>
      <text:p text:style-name="P4">{</text:p>
      <text:p text:style-name="P4"><text:s text:c="4"/>a.foo();</text:p>
      <text:p text:style-name="P4">}</text:p>
      <text:p text:style-name="P4"/>
      <text:p text:style-name="P4">int main()</text:p>
      <text:p text:style-name="P4">{</text:p>
      <text:p text:style-name="P4"><text:s text:c="4"/>A a; B b; C c;</text:p>
      <text:p text:style-name="P4"><text:s text:c="4"/>a.foo();</text:p>
      <text:p text:style-name="P4"><text:s text:c="4"/>b.foo();</text:p>
      <text:p text:style-name="P4"><text:s text:c="4"/>test(b);</text:p>
      <text:p text:style-name="P4"><text:s text:c="4"/>c.bar();</text:p>
      <text:p text:style-name="P4"><text:s text:c="4"/>test(c);</text:p>
      <text:p text:style-name="P4"><text:s text:c="4"/>return 0;</text:p>
      <text:p text:style-name="P4">}</text:p>
      <text:p text:style-name="P4"/>
      <text:p text:style-name="P6">Übung <text:span text:style-name="T4">4</text:span> Exceptions und Destruktoren</text:p>
      <text:p text:style-name="P10">Foo.cpp</text:p>
      <text:p text:style-name="P12">#include "my_exception.cpp"</text:p>
      <text:p text:style-name="P12"/>
      <text:p text:style-name="P12">class Foo</text:p>
      <text:p text:style-name="P12">{</text:p>
      <text:p text:style-name="P12">public:</text:p>
      <text:p text:style-name="P12"><text:s text:c="2"/>~Foo()</text:p>
      <text:p text:style-name="P12"><text:s text:c="2"/>{</text:p>
      <text:p text:style-name="P12"><text:s text:c="4"/>throw my_exception("Foo exception");</text:p>
      <text:p text:style-name="P12"><text:s text:c="2"/>}</text:p>
      <text:p text:style-name="P12">};</text:p>
      <text:p text:style-name="P12"><text:soft-page-break/></text:p>
      <text:p text:style-name="P12">class Bar</text:p>
      <text:p text:style-name="P12">{</text:p>
      <text:p text:style-name="P12">public:</text:p>
      <text:p text:style-name="P12"><text:s text:c="2"/>Bar()</text:p>
      <text:p text:style-name="P12"><text:s text:c="2"/>{</text:p>
      <text:p text:style-name="P12"><text:s text:c="4"/>throw my_exception("Bar exception");</text:p>
      <text:p text:style-name="P12"><text:s text:c="2"/>}</text:p>
      <text:p text:style-name="P12">};</text:p>
      <text:p text:style-name="P12"/>
      <text:p text:style-name="P12">int main(int argc, char const *argv[]) {</text:p>
      <text:p text:style-name="P12"><text:s text:c="2"/>try {</text:p>
      <text:p text:style-name="P12"><text:s text:c="4"/>Foo f;</text:p>
      <text:p text:style-name="P12"><text:s text:c="4"/>Bar b;</text:p>
      <text:p text:style-name="P12"><text:s text:c="2"/>}</text:p>
      <text:p text:style-name="P12"><text:s text:c="2"/>catch (const std::exception &amp; e){</text:p>
      <text:p text:style-name="P12"><text:s text:c="4"/>std::cout &lt;&lt; "ERROR:" &lt;&lt; e.what() &lt;&lt; std::endl;</text:p>
      <text:p text:style-name="P12"><text:s text:c="2"/>}</text:p>
      <text:p text:style-name="P12"><text:s text:c="2"/>return 0;</text:p>
      <text:p text:style-name="P12">}</text:p>
      <text:p text:style-name="P12"/>
      <text:p text:style-name="P10">my_exception.cpp</text:p>
      <text:p text:style-name="P12">#include "my_exception.h"</text:p>
      <text:p text:style-name="P12"/>
      <text:p text:style-name="P12">void my_exception::my_exception(std::string msg_)</text:p>
      <text:p text:style-name="P12">{</text:p>
      <text:p text:style-name="P12"><text:s text:c="2"/>msg = msg_;</text:p>
      <text:p text:style-name="P12">}</text:p>
      <text:p text:style-name="P12"/>
      <text:p text:style-name="P12">virtual const char* my_exception::what() const noexcept</text:p>
      <text:p text:style-name="P12">{</text:p>
      <text:p text:style-name="P12"><text:s text:c="2"/>return this-&gt;msg.c_str();</text:p>
      <text:p text:style-name="P12">}</text:p>
      <text:p text:style-name="P12"/>
      <text:p text:style-name="P10">my_exception.h</text:p>
      <text:p text:style-name="P12">#include &lt;iostream&gt;</text:p>
      <text:p text:style-name="P12">#include &lt;string&gt;</text:p>
      <text:p text:style-name="P12">#include &lt;exception&gt;</text:p>
      <text:p text:style-name="P12">#include &lt;utility&gt;</text:p>
      <text:p text:style-name="P12"/>
      <text:p text:style-name="P12">class my_exception</text:p>
      <text:p text:style-name="P12">{</text:p>
      <text:p text:style-name="P12">private:</text:p>
      <text:p text:style-name="P12"><text:s text:c="2"/>std::string msg = "";</text:p>
      <text:p text:style-name="P12"/>
      <text:p text:style-name="P12">public:</text:p>
      <text:p text:style-name="P12"><text:s text:c="2"/>void my_exception(std::string);</text:p>
      <text:p text:style-name="P12"><text:s text:c="2"/>virtual const char* what() const noexcept;</text:p>
      <text:p text:style-name="P12">};</text:p>
      <text:p text:style-name="P12"/>
      <text:p text:style-name="P7">Übung 5 Exceptions und Sanity Checks</text:p>
      <text:p text:style-name="P11">NumVector.cpp</text:p>
      <text:p text:style-name="P13"><text:soft-page-break/>#include &lt;iostream&gt;</text:p>
      <text:p text:style-name="P13">#include "NumVector.h"</text:p>
      <text:p text:style-name="P13"/>
      <text:p text:style-name="P13">NumVector::NumVector(int size)</text:p>
      <text:p text:style-name="P13">{</text:p>
      <text:p text:style-name="P13"><text:s text:c="4"/>this-&gt;size = size;</text:p>
      <text:p text:style-name="P13"><text:s text:c="4"/>this-&gt;cachedNorm = -1;</text:p>
      <text:p text:style-name="P13"><text:s text:c="4"/>this-&gt;values = new double[size];</text:p>
      <text:p text:style-name="P13">}</text:p>
      <text:p text:style-name="P13"/>
      <text:p text:style-name="P13">NumVector::~NumVector()</text:p>
      <text:p text:style-name="P13">{</text:p>
      <text:p text:style-name="P13"><text:s text:c="4"/>this-&gt;size = 0;</text:p>
      <text:p text:style-name="P13"><text:s text:c="4"/>this-&gt;cachedNorm = 0;</text:p>
      <text:p text:style-name="P13"><text:s text:c="4"/>delete [] values;</text:p>
      <text:p text:style-name="P13">}</text:p>
      <text:p text:style-name="P13"/>
      <text:p text:style-name="P13">double &amp;NumVector::operator[](int index)</text:p>
      <text:p text:style-name="P13">{</text:p>
      <text:p text:style-name="P13"><text:s text:c="4"/>if(index &lt; 0 || index &gt;= this-&gt;size)</text:p>
      <text:p text:style-name="P13"><text:s text:c="8"/>std::cout &lt;&lt; "Error: Index: " &lt;&lt; index &lt;&lt; " is out of Array " &lt;&lt; std::endl;</text:p>
      <text:p text:style-name="P13"/>
      <text:p text:style-name="P13"><text:s text:c="4"/>return this-&gt;values[index];</text:p>
      <text:p text:style-name="P13">}</text:p>
      <text:p text:style-name="P13"/>
      <text:p text:style-name="P13">const double &amp;NumVector::operator[](int index) const</text:p>
      <text:p text:style-name="P13">{</text:p>
      <text:p text:style-name="P13"><text:s text:c="4"/>if(index &lt; 0 || index &gt;= this-&gt;size)</text:p>
      <text:p text:style-name="P13"><text:s text:c="8"/>std::cout &lt;&lt; "Error: Index: " &lt;&lt; index &lt;&lt; " is out of Array " &lt;&lt; std::endl;</text:p>
      <text:p text:style-name="P13"/>
      <text:p text:style-name="P13"><text:s text:c="4"/>return this-&gt;values[index];</text:p>
      <text:p text:style-name="P13">}</text:p>
      <text:p text:style-name="P13"/>
      <text:p text:style-name="P13">NumVector operator * (const NumVector &amp;v1, const NumVector &amp;v2)</text:p>
      <text:p text:style-name="P13">{</text:p>
      <text:p text:style-name="P13"><text:s text:c="4"/>NumVector tmp(v1.size);</text:p>
      <text:p text:style-name="P13"><text:s text:c="4"/>if(v1.size != v2.size)</text:p>
      <text:p text:style-name="P13"><text:s text:c="8"/>std::cout &lt;&lt; "Error: Incompatibel Length " &lt;&lt; std::endl;</text:p>
      <text:p text:style-name="P13"><text:s text:c="4"/>else</text:p>
      <text:p text:style-name="P13"><text:s text:c="6"/>for(int i = 0; i &lt; v1.size; ++i)</text:p>
      <text:p text:style-name="P13"><text:s text:c="8"/>tmp[i] = v1.values[i]*v2.values[i];</text:p>
      <text:p text:style-name="P13"/>
      <text:p text:style-name="P13"><text:s text:c="4"/>return tmp;</text:p>
      <text:p text:style-name="P13">}</text:p>
      <text:p text:style-name="P13"/>
      <text:p text:style-name="P13">double NumVector::norm()</text:p>
      <text:p text:style-name="P13">{</text:p>
      <text:p text:style-name="P13"><text:s text:c="4"/>if(this-&gt;cachedNorm != -1)</text:p>
      <text:p text:style-name="P13"><text:s text:c="8"/>return this-&gt;cachedNorm;</text:p>
      <text:p text:style-name="P13"/>
      <text:p text:style-name="P13"><text:s text:c="4"/>double result = 0;</text:p>
      <text:p text:style-name="P13"><text:s text:c="4"/>for(int i = 0; i &lt; this-&gt;size; ++i)</text:p>
      <text:p text:style-name="P13"><text:soft-page-break/><text:s text:c="8"/>result += this-&gt;values[i] * this-&gt;values[i];</text:p>
      <text:p text:style-name="P13"/>
      <text:p text:style-name="P13"><text:s text:c="4"/>this-&gt;cachedNorm = sqrt(result);</text:p>
      <text:p text:style-name="P13"><text:s text:c="4"/>return this-&gt;cachedNorm;</text:p>
      <text:p text:style-name="P13">}</text:p>
      <text:p text:style-name="P13"/>
      <text:p text:style-name="P13">const double NumVector::norm() const</text:p>
      <text:p text:style-name="P13">{</text:p>
      <text:p text:style-name="P13"><text:s text:c="4"/>if(this-&gt;cachedNorm != -1)</text:p>
      <text:p text:style-name="P13"><text:s text:c="8"/>return this-&gt;cachedNorm;</text:p>
      <text:p text:style-name="P13"/>
      <text:p text:style-name="P13"><text:s text:c="4"/>double result = 0;</text:p>
      <text:p text:style-name="P13"><text:s text:c="4"/>for(int i = 0; i &lt; this-&gt;size; ++i)</text:p>
      <text:p text:style-name="P13"><text:s text:c="8"/>result += this-&gt;values[i] * this-&gt;values[i];</text:p>
      <text:p text:style-name="P13"/>
      <text:p text:style-name="P13"><text:s text:c="4"/>this-&gt;cachedNorm = sqrt(result);</text:p>
      <text:p text:style-name="P13"><text:s text:c="4"/>return this-&gt;cachedNorm;</text:p>
      <text:p text:style-name="P13">}</text:p>
      <text:p text:style-name="P13"/>
      <text:p text:style-name="P13">void NumVector::resize(int size)</text:p>
      <text:p text:style-name="P13">{</text:p>
      <text:p text:style-name="P13"><text:s text:c="4"/>double *tmp = new double[size];</text:p>
      <text:p text:style-name="P13"><text:s text:c="4"/>for(int i = 0; i &lt; size; ++i)</text:p>
      <text:p text:style-name="P13"><text:s text:c="6"/>tmp[i] = values[i];</text:p>
      <text:p text:style-name="P13"><text:s text:c="4"/>delete [] values;</text:p>
      <text:p text:style-name="P13"><text:s text:c="4"/>values = new double[size];</text:p>
      <text:p text:style-name="P13"><text:s text:c="4"/>for(int i = 0; i &lt; size; ++i)</text:p>
      <text:p text:style-name="P13"><text:s text:c="6"/>values[i] = tmp [i];</text:p>
      <text:p text:style-name="P13"><text:s text:c="4"/>delete [] tmp;</text:p>
      <text:p text:style-name="P13">}</text:p>
      <text:p text:style-name="P13"/>
      <text:p text:style-name="P11">NumVector.h</text:p>
      <text:p text:style-name="P14">#ifndef NUMVECTOR_H</text:p>
      <text:p text:style-name="P14">#define NUMVECTOR_H</text:p>
      <text:p text:style-name="P14">#include &lt;math.h&gt;</text:p>
      <text:p text:style-name="P14"/>
      <text:p text:style-name="P14">class NumVector</text:p>
      <text:p text:style-name="P14">{</text:p>
      <text:p text:style-name="P14">public:</text:p>
      <text:p text:style-name="P14"><text:s text:c="4"/>NumVector(int size);</text:p>
      <text:p text:style-name="P14"><text:s text:c="4"/>~NumVector();</text:p>
      <text:p text:style-name="P14"><text:s text:c="4"/>double &amp;operator [] (int);</text:p>
      <text:p text:style-name="P14"><text:s text:c="4"/>const double &amp;operator [] (int) const;</text:p>
      <text:p text:style-name="P14"><text:s text:c="4"/>friend NumVector operator * (const NumVector &amp;, const NumVector &amp;);</text:p>
      <text:p text:style-name="P14"><text:s text:c="4"/>double norm();</text:p>
      <text:p text:style-name="P14"><text:s text:c="4"/>const double norm() const;</text:p>
      <text:p text:style-name="P14"><text:s text:c="4"/>void resize(int);</text:p>
      <text:p text:style-name="P14"/>
      <text:p text:style-name="P14">private:</text:p>
      <text:p text:style-name="P14"><text:s text:c="4"/>int size;</text:p>
      <text:p text:style-name="P14"><text:s text:c="4"/>mutable double cachedNorm;</text:p>
      <text:p text:style-name="P14"><text:s text:c="4"/>double *values;</text:p>
      <text:p text:style-name="P14"><text:soft-page-break/>};</text:p>
      <text:p text:style-name="P14"/>
      <text:p text:style-name="P14">#endif // NUMVECTOR_H</text:p>
      <text:p text:style-name="P14"/>
      <text:p text:style-name="P11">Ubung_5.cpp</text:p>
      <text:p text:style-name="P14">#include&lt;vector&gt;</text:p>
      <text:p text:style-name="P14">#include&lt;iostream&gt;</text:p>
      <text:p text:style-name="P14">#include&lt;cmath&gt;</text:p>
      <text:p text:style-name="P14">#include "NumVector.h"</text:p>
      <text:p text:style-name="P14"/>
      <text:p text:style-name="P14">int main(){</text:p>
      <text:p text:style-name="P14"><text:s text:c="2"/>NumVector v(3);</text:p>
      <text:p text:style-name="P14"><text:s text:c="2"/>NumVector v2(2);</text:p>
      <text:p text:style-name="P14"><text:s text:c="2"/>v[0]=1; v[1]=3, v[2]=4;</text:p>
      <text:p text:style-name="P14"><text:s text:c="2"/>v2[0]=1; v2[1]=3, v2[2]=4;</text:p>
      <text:p text:style-name="P14"><text:s text:c="2"/>const NumVector&amp; w=v;</text:p>
      <text:p text:style-name="P14"><text:s text:c="2"/>const NumVector&amp; w2=v*v;</text:p>
      <text:p text:style-name="P14"><text:s text:c="2"/>const NumVector&amp; w3=v*v2;</text:p>
      <text:p text:style-name="P14"><text:s text:c="2"/>std::cout&lt;&lt;"norm is "&lt;&lt;w.norm()&lt;&lt;std::endl;</text:p>
      <text:p text:style-name="P14"><text:s text:c="2"/>std::cout&lt;&lt;"vector is ["&lt;&lt;w[0]&lt;&lt;", "&lt;&lt;w[1]&lt;&lt;", "&lt;&lt;w[2]&lt;&lt;", "&lt;&lt;"]"&lt;&lt;std::endl;</text:p>
      <text:p text:style-name="P14"><text:s text:c="2"/>std::cout&lt;&lt;"vector is ["&lt;&lt;w2[0]&lt;&lt;", "&lt;&lt;w2[1]&lt;&lt;", "&lt;&lt;w2[2]&lt;&lt;", "&lt;&lt;"]"&lt;&lt;std::endl;</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8:47:22.719005201</meta:creation-date>
    <dc:date>2019-05-22T12:39:59.687110723</dc:date>
    <meta:editing-duration>PT34S</meta:editing-duration>
    <meta:editing-cycles>3</meta:editing-cycles>
    <meta:generator>LibreOffice/6.0.7.3$Linux_X86_64 LibreOffice_project/00m0$Build-3</meta:generator>
    <meta:document-statistic meta:table-count="0" meta:image-count="0" meta:object-count="0" meta:page-count="11" meta:paragraph-count="440" meta:word-count="1485" meta:character-count="10389" meta:non-whitespace-character-count="8491"/>
  </office:meta>
</office:document-meta>
</file>